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1019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GCOS-ECV URI</text:p>
          </table:table-cell>
          <table:table-cell table:style-name="ce1" office:value-type="string" calcext:value-type="string">
            <text:p>GCOS has &lt;relationship&gt; CCI</text:p>
          </table:table-cell>
          <table:table-cell table:style-name="ce1" office:value-type="string" calcext:value-type="string">
            <text:p>ESA-CCI URI</text:p>
          </table:table-cell>
          <table:table-cell table:style-name="ce1" office:value-type="string" calcext:value-type="string">
            <text:p>CCI has &lt;relationship&gt; GC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WaterVapour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reenhouseGases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CloudProperties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EarthRadiationBudge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CarbonDioxide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reenhouseGases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Methane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reenhouseGases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OtherLonglivedGreenhouseGases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greenhouseGases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ozone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6" office:value-type="string" calcext:value-type="string">
            <text:p>aerosol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ceanicSurfaceSeaSurfaceTemperatur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eaSurfaceTemperatur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Salin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Level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eaLevel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tat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Ic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eaIc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urren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Colour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oceanColour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arbonDioxidePartialPress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Acid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Temperat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Salin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Curren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Nutrient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CarbonDioxidePartialPress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OceanAcid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Oxyge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Tracer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RiverDischarg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WaterUs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Groundwate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ake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nowCove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GlaciersAndIceCaps</text:p>
          </table:table-cell>
          <table:table-cell table:style-name="ce6" office:value-type="string" calcext:value-type="string">
            <text:p>narrowMatch</text:p>
          </table:table-cell>
          <table:table-cell table:style-name="ce6" office:value-type="string" calcext:value-type="string">
            <text:p>glaciers</text:p>
          </table:table-cell>
          <table:table-cell table:style-name="ce6" office:value-type="string" calcext:value-type="string">
            <text:p>broa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IceSheets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iceSheets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Permafros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Albedo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andCover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landCover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FractionOfAbsorbedPhotosyntheticallyActiveRadiatio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eafAreaIndex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AboveGroundBiomas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oilCarbo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FireDisturbanc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oilMoisture</text:p>
          </table:table-cell>
          <table:table-cell table:style-name="ce6" office:value-type="string" calcext:value-type="string">
            <text:p>closeMatch</text:p>
          </table:table-cell>
          <table:table-cell table:style-name="ce6" office:value-type="string" calcext:value-type="string">
            <text:p>soilMoistur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3:37:45.424587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09:13:40Z</meta:creation-date>
    <dc:date>2015-11-19T13:39:51.779463355</dc:date>
    <meta:editing-duration>PT22M38S</meta:editing-duration>
    <meta:editing-cycles>3</meta:editing-cycles>
    <meta:document-statistic meta:table-count="1" meta:cell-count="93" meta:object-count="0"/>
  </office:meta>
</office:document-meta>
</file>